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ff" svg:stroke-opacity="1%" draw:fill="none" draw:textarea-horizontal-align="justify" draw:textarea-vertical-align="middle" draw:auto-grow-height="false" fo:min-height="11.286cm" fo:min-width="24.519cm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vertical-align="top" draw:auto-grow-height="false" fo:min-height="14.043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953cm" fo:min-width="3.91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56cm" fo:min-width="3.149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953cm" fo:min-width="5.41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6.921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953cm" fo:min-width="8.047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26cm" fo:min-width="1.997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6.921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normal" style:font-style-asian="normal" style:font-style-complex="normal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tyle="normal" style:font-style-asian="normal" style:font-style-complex="normal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11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2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19cm" svg:height="11.536cm" svg:x="1cm" svg:y="1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74cm" svg:height="2.526cm" svg:x="6.928cm" svg:y="1.504cm">
          <text:p text:style-name="P2"><text:span text:style-name="T1">fit(X, 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43cm" svg:height="15.115cm" draw:transform="rotate (1.5707963267949) translate (6.078cm 10.88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6.096cm" svg:height="1.27cm" svg:x="10.587cm" svg:y="11.16cm">
          <draw:text-box>
            <text:p text:style-name="P5">Pipeline</text:p>
          </draw:text-box>
        </draw:frame>
        <draw:custom-shape draw:style-name="gr5" draw:text-style-name="P8" draw:layer="layout" svg:width="4.445cm" svg:height="8.237cm" svg:x="1.097cm" svg:y="1.145cm">
          <text:p text:style-name="P7"><text:span text:style-name="T2">Dataset</text:span></text:p>
          <text:p text:style-name="P7"><text:span text:style-name="T1">bob.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3.683cm" svg:height="2.54cm" svg:x="1.469cm" svg:y="1.497cm">
          <text:p text:style-name="P9"><text:span text:style-name="T3">Training</text:span></text:p>
          <text:p text:style-name="P9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5.152cm" svg:y1="2.767cm" svg:x2="6.93cm" svg:y2="2.767cm">
          <text:p/>
        </draw:line>
        <draw:line draw:style-name="gr7" draw:text-style-name="P1" draw:layer="layout" svg:x1="5.143cm" svg:y1="6.067cm" svg:x2="6.921cm" svg:y2="6.067cm">
          <text:p/>
        </draw:line>
        <draw:custom-shape draw:style-name="gr6" draw:text-style-name="P10" draw:layer="layout" svg:width="3.683cm" svg:height="2.54cm" svg:x="1.469cm" svg:y="4.797cm">
          <text:p text:style-name="P9"><text:span text:style-name="T3">Test</text:span></text:p>
          <text:p text:style-name="P9"><text:span text:style-name="T3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4.74cm" svg:height="2.526cm" svg:x="6.928cm" svg:y="4.804cm">
          <text:p text:style-name="P11"><text:span text:style-name="T1">transform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5.952cm" svg:height="8.237cm" svg:x="6.097cm" svg:y="1.145cm">
          <text:p text:style-name="P7"><text:span text:style-name="T2">Transformer</text:span></text:p>
          <text:p text:style-name="P7"><text:span text:style-name="T1">scikit.le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1.658cm" svg:y1="6.067cm" svg:x2="13.436cm" svg:y2="6.067cm">
          <text:p/>
        </draw:line>
        <draw:custom-shape draw:style-name="gr10" draw:text-style-name="P3" draw:layer="layout" svg:width="7.455cm" svg:height="2.526cm" svg:x="13.436cm" svg:y="4.804cm">
          <text:p text:style-name="P2"><text:span text:style-name="T1">predict(prob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8.581cm" svg:height="8.237cm" svg:x="12.612cm" svg:y="1.145cm">
          <text:p text:style-name="P7"><text:span text:style-name="T2">Classifier</text:span></text:p>
          <text:p text:style-name="P7"><text:span text:style-name="T1">scikit.le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0.888cm" svg:y1="6.067cm" svg:x2="22.685cm" svg:y2="6.067cm">
          <text:p/>
        </draw:line>
        <draw:custom-shape draw:style-name="gr12" draw:text-style-name="P3" draw:layer="layout" svg:width="2.531cm" svg:height="1.11cm" svg:x="22.685cm" svg:y="5.511cm">
          <text:p text:style-name="P2"><text:span text:style-name="T1">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7.455cm" svg:height="2.526cm" svg:x="13.436cm" svg:y="1.504cm">
          <text:p text:style-name="P2"><text:span text:style-name="T1">fit(X, 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1.668cm" svg:y1="2.767cm" svg:x2="13.446cm" svg:y2="2.7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Yannick Dayer</meta:initial-creator>
    <meta:creation-date>2020-09-10T14:18:13.421255304</meta:creation-date>
    <dc:date>2022-06-02T12:28:16.286291644</dc:date>
    <meta:editing-duration>PT3H44M32S</meta:editing-duration>
    <meta:editing-cycles>30</meta:editing-cycles>
    <meta:generator>LibreOffice/7.2.7.2$Linux_X86_64 LibreOffice_project/20$Build-2</meta:generator>
    <meta:document-statistic meta:object-count="18"/>
  </office:meta>
</office:document-meta>
</file>